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automatic-styles>
    <style:style style:name="P1" style:family="paragraph" style:parent-style-name="Image_20_Caption">
      <style:paragraph-properties fo:margin-left="0in" fo:margin-right="0in" fo:line-height="150%" fo:keep-together="auto" fo:text-indent="0in" style:auto-text-indent="false"/>
      <style:text-properties style:font-name="Times New Roman" fo:font-size="14pt" officeooo:paragraph-rsid="00151f57" style:font-size-asian="14pt" style:font-size-complex="14pt"/>
    </style:style>
    <style:style style:name="P2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officeooo:paragraph-rsid="00151f57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51f57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Times New Roman" fo:font-size="14pt" officeooo:paragraph-rsid="00151f57" style:font-size-asian="14pt" style:font-size-complex="14pt"/>
    </style:style>
    <style:style style:name="P5" style:family="paragraph" style:parent-style-name="Standard">
      <style:paragraph-properties fo:margin-left="0in" fo:margin-right="0in" fo:line-height="150%" fo:text-indent="0in" style:auto-text-indent="false"/>
      <style:text-properties style:font-name="Times New Roman" fo:font-size="14pt" officeooo:paragraph-rsid="00151f57" style:font-size-asian="14pt" style:font-size-complex="14pt"/>
    </style:style>
    <style:style style:name="P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fo:font-weight="normal" officeooo:paragraph-rsid="00151f57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fo:font-weight="bold" officeooo:rsid="0017b2e0" officeooo:paragraph-rsid="0017b2e0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fo:font-weight="bold" officeooo:rsid="001b9c86" officeooo:paragraph-rsid="001b9c86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font-weight="bold" officeooo:paragraph-rsid="00151f57" style:font-size-asian="14pt" style:font-weight-asian="bold" style:font-size-complex="14pt"/>
    </style:style>
    <style:style style:name="P10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font-weight="bold" officeooo:paragraph-rsid="00151f57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end" style:justify-single-word="false"/>
      <style:text-properties style:font-name="Times New Roman" fo:font-size="14pt" style:text-underline-style="solid" style:text-underline-width="auto" style:text-underline-color="font-color" officeooo:paragraph-rsid="00151f57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4pt" style:text-underline-style="solid" style:text-underline-width="auto" style:text-underline-color="font-color" officeooo:paragraph-rsid="00151f57" style:font-size-asian="14pt" style:font-size-complex="14pt"/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.3209in"/>
        </style:tab-stops>
      </style:paragraph-properties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language="uk" fo:country="UA" officeooo:rsid="0017146c" officeooo:paragraph-rsid="0017146c"/>
    </style:style>
    <style:style style:name="P18" style:family="paragraph" style:parent-style-name="Standard" style:list-style-name="WWNum3">
      <style:text-properties officeooo:paragraph-rsid="00151f57"/>
    </style:style>
    <style:style style:name="P1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style:text-underline-style="none" fo:font-weight="normal" officeooo:rsid="000afd26" officeooo:paragraph-rsid="00151f57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fo:font-weight="normal" officeooo:paragraph-rsid="00151f57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fo:font-weight="normal" officeooo:rsid="0021df7f" officeooo:paragraph-rsid="0021df7f" style:font-size-asian="14pt" style:font-weight-asian="normal" style:font-size-complex="14pt" style:font-weight-complex="normal"/>
    </style:style>
    <style:style style:name="P22" style:family="paragraph">
      <loext:graphic-properties draw:fill="solid" draw:fill-color="#ffffff"/>
      <style:paragraph-properties fo:text-align="start"/>
    </style:style>
    <style:style style:name="P23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officeooo:rsid="000afd26" style:font-weight-asian="bold" style:font-weight-complex="bold"/>
    </style:style>
    <style:style style:name="T3" style:family="text">
      <style:text-properties style:text-underline-style="none" officeooo:rsid="000afd26"/>
    </style:style>
    <style:style style:name="T4" style:family="text">
      <style:text-properties style:text-underline-style="none" officeooo:rsid="001e2709"/>
    </style:style>
    <style:style style:name="T5" style:family="text">
      <style:text-properties style:text-underline-style="none" officeooo:rsid="001f2f0b"/>
    </style:style>
    <style:style style:name="T6" style:family="text">
      <style:text-properties officeooo:rsid="0005a25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uk" fo:country="UA" officeooo:rsid="00079566"/>
    </style:style>
    <style:style style:name="T9" style:family="text">
      <style:text-properties fo:language="uk" fo:country="UA" fo:font-style="italic" officeooo:rsid="00079566" style:font-style-asian="italic"/>
    </style:style>
    <style:style style:name="T10" style:family="text">
      <style:text-properties fo:language="uk" fo:country="UA" officeooo:rsid="0017146c"/>
    </style:style>
    <style:style style:name="T11" style:family="text">
      <style:text-properties fo:language="uk" fo:country="UA" officeooo:rsid="0021df7f"/>
    </style:style>
    <style:style style:name="T12" style:family="text">
      <style:text-properties style:font-name="Times New Roman CYR" fo:language="ru" fo:country="RU" fo:font-weight="bold" style:font-weight-asian="bold" style:font-weight-complex="bold"/>
    </style:style>
    <style:style style:name="T13" style:family="text">
      <style:text-properties style:font-name="Times New Roman CYR" fo:font-size="10pt" style:font-size-asian="10pt"/>
    </style:style>
    <style:style style:name="T14" style:family="text">
      <style:text-properties style:font-name="Times New Roman CYR" fo:font-size="10pt" fo:language="ru" fo:country="RU" style:font-size-asian="10pt"/>
    </style:style>
    <style:style style:name="T15" style:family="text">
      <style:text-properties fo:font-size="10pt" fo:language="ru" fo:country="RU" style:font-size-asian="10pt"/>
    </style:style>
    <style:style style:name="T16" style:family="text">
      <style:text-properties fo:font-size="10pt" style:font-size-asian="10pt"/>
    </style:style>
    <style:style style:name="T17" style:family="text">
      <style:text-properties fo:language="ru" fo:country="RU" fo:font-style="italic" style:font-style-asian="italic"/>
    </style:style>
    <style:style style:name="T18" style:family="text">
      <style:text-properties fo:language="ru" fo:country="UA" fo:font-style="italic" style:font-style-asian="italic"/>
    </style:style>
    <style:style style:name="T19" style:family="text">
      <style:text-properties fo:font-style="italic" style:font-style-asian="italic"/>
    </style:style>
    <style:style style:name="gr1" style:family="graphic">
      <style:graphic-properties style:writing-mode="lr-tb" fo:margin-left="0in" fo:margin-right="0.0102in" fo:margin-top="0.0043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false" fo:min-height="0.3752in" fo:min-width="2in" fo:padding-top="0in" fo:padding-bottom="0in" fo:padding-left="0in" fo:padding-right="0in" fo:wrap-option="wrap" style:run-through="foreground"/>
    </style:style>
    <style:style style:name="gr3" style:family="graphic">
      <style:graphic-properties style:writing-mode="lr-tb" style:run-through="foreground"/>
    </style:style>
    <style:style style:name="gr4" style:family="graphic" style:parent-style-name="Frame">
      <style:graphic-properties draw:stroke="none" svg:stroke-width="0in" draw:fill="solid" draw:fill-color="#ffffff" draw:textarea-vertical-align="top" draw:auto-grow-height="false" fo:min-height="0.2209in" fo:min-width="2.5134in" fo:padding-top="0in" fo:padding-bottom="0in" fo:padding-left="0in" fo:padding-right="0in" fo:wrap-option="wrap" style:run-through="foreground"/>
    </style:style>
    <style:style style:name="gr5" style:family="graphic" style:parent-style-name="Frame">
      <style:graphic-properties draw:stroke="none" svg:stroke-width="0in" draw:fill="solid" draw:fill-color="#ffffff" draw:textarea-vertical-align="top" draw:auto-grow-height="false" fo:min-height="0.2417in" fo:min-width="2.9102in" fo:padding-top="0in" fo:padding-bottom="0in" fo:padding-left="0in" fo:padding-right="0in" fo:wrap-option="wrap" style:run-through="foreground"/>
    </style:style>
    <style:style style:name="gr6" style:family="graphic">
      <style:graphic-properties draw:stroke="solid" svg:stroke-width="0.0102in" svg:stroke-color="#000000" draw:stroke-linejoin="round" draw:fill="none" loext:fill-use-slide-background="false" draw:textarea-horizontal-align="center" draw:textarea-vertical-align="top" draw:auto-grow-height="false" fo:padding-top="0in" fo:padding-bottom="0in" fo:padding-left="0in" fo:padding-right="0in" fo:wrap-option="wrap" style:run-through="foreground"/>
    </style:style>
    <style:style style:name="gr7" style:family="graphic">
      <style:graphic-properties style:writing-mode="lr-tb" fo:margin-left="0in" fo:margin-right="0.0417in" fo:margin-top="0in" fo:margin-bottom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solid" draw:fill-color="#ffffff" draw:textarea-vertical-align="top" draw:auto-grow-height="false" fo:min-height="0.2563in" fo:min-width="4.2472in" fo:padding-top="0in" fo:padding-bottom="0in" fo:padding-left="0in" fo:padding-right="0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іністерство освіти і науки України</text:p>
      <text:p text:style-name="P9">Національний технічний університет України «Київський політехнічний інститут імені Ігоря Сікорського»</text:p>
      <text:p text:style-name="P9">Факультет інформатики та обчислювальної техніки</text:p>
      <text:p text:style-name="P9"/>
      <text:p text:style-name="P9">Кафедра інформатики та програмної інженерії</text:p>
      <text:p text:style-name="P2"/>
      <text:p text:style-name="P2"/>
      <text:p text:style-name="P2"/>
      <text:p text:style-name="P1"/>
      <text:p text:style-name="P10">Звіт</text:p>
      <text:p text:style-name="P2"/>
      <text:p text:style-name="P2">з комп’ютерного практикуму №<text:span text:style-name="T6">1</text:span> з дисципліни </text:p>
      <text:p text:style-name="P2">«<text:span text:style-name="T10">Бази дани</text:span><text:span text:style-name="T11">х</text:span><text:span text:style-name="T10"> безпілотних систем та автономної робототехніки</text:span>»</text:p>
      <text:p text:style-name="P2"/>
      <text:p text:style-name="P2"/>
      <text:p text:style-name="P4"/>
      <text:p text:style-name="P11"/>
      <text:p text:style-name="P11"/>
      <text:p text:style-name="P11"><draw:g text:anchor-type="char" draw:z-index="0" draw:name="Group 51" draw:style-name="gr7"><draw:custom-shape draw:name="Text Box 4" draw:style-name="gr2" draw:text-style-name="P22" svg:width="1.9996in" svg:height="0.3748in" svg:x="0.2543in" svg:y="0.1146in"><text:p text:style-name="P13"><text:span text:style-name="T12">Виконав(ла)</text:span><text:span text:style-name="T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5" draw:style-name="gr4" draw:text-style-name="P22" svg:width="2.513in" svg:height="0.2205in" svg:x="2.5043in" svg:y="0.3311in"><text:p text:style-name="P14"><text:span text:style-name="T13">(шифр</text:span><text:span text:style-name="T15">, </text:span><text:span text:style-name="T14">прізвище, ім'я, по батькові</text:span><text:span text:style-name="T16">)</text:span><text:span text:style-name="T1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8" draw:text-style-name="P22" svg:width="4.2469in" svg:height="0.2559in" svg:x="1.7799in" svg:y="0.1in"><text:p text:style-name="P15"><text:span text:style-name="T17">ІП-11</text:span><text:span text:style-name="T18"> </text:span><text:span text:style-name="T19">П</text:span><text:span text:style-name="T9">рищепа В. С.</text:span><text:span text:style-name="T1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" draw:style-name="gr6" draw:text-style-name="P23" svg:x1="2.3795in" svg:y1="0.3193in" svg:x2="5.3224in" svg:y2="0.3197in"><text:p/></draw:line><draw:line draw:name="Line 4" draw:style-name="gr6" draw:text-style-name="P23" svg:x1="5.4154in" svg:y1="0.315in" svg:x2="6.2539in" svg:y2="0.3154in"><text:p/></draw:line></draw:g></text:p>
      <text:p text:style-name="P11"/>
      <text:p text:style-name="P11"/>
      <text:p text:style-name="P11"/>
      <text:p text:style-name="P11"/>
      <text:p text:style-name="P12"><draw:g text:anchor-type="char" draw:z-index="1" draw:name="Group 37" draw:style-name="gr1"><draw:custom-shape draw:name="Text Box 1" draw:style-name="gr2" draw:text-style-name="P22" svg:width="1.9996in" svg:height="0.3748in" svg:x="0.25in" svg:y="-0.3398in"><text:p text:style-name="P13"><text:span text:style-name="T12">Перевірив</text:span><text:span text:style-name="T7"/></text:p><text:p text:style-name="Standard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2" draw:style-name="gr4" draw:text-style-name="P22" svg:width="2.513in" svg:height="0.2205in" svg:x="2.5in" svg:y="-0.1232in"><text:p text:style-name="P14"><text:span text:style-name="T13">(</text:span><text:span text:style-name="T14">прізвище, ім'я, по батькові</text:span><text:span text:style-name="T16">)</text:span><text:span text:style-name="T1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" draw:style-name="gr5" draw:text-style-name="P22" svg:width="2.9098in" svg:height="0.2413in" svg:x="2.4035in" svg:y="-0.3398in"><text:p text:style-name="P17"><text:span text:style-name="T19">Пономаренко Р.</text:span><text:span text:style-name="T17"/></text:p><text:p text:style-name="P16"><text:span text:style-name="T17">-18 Лаб on-line.</text:span><text:span text:style-name="T1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" draw:style-name="gr6" draw:text-style-name="P23" svg:x1="2.3748in" svg:y1="-0.1354in" svg:x2="5.3177in" svg:y2="-0.135in"><text:p/></draw:line><draw:line draw:name="Line 2" draw:style-name="gr6" draw:text-style-name="P23" svg:x1="5.4114in" svg:y1="-0.139in" svg:x2="6.25in" svg:y2="-0.1386in"><text:p/></draw:line></draw:g></text:p>
      <text:p text:style-name="P2"/>
      <text:p text:style-name="P5"/>
      <text:p text:style-name="P3"/>
      <text:p text:style-name="P2">Київ 202<text:span text:style-name="T8">4</text:span></text:p>
      <text:list text:style-name="WWNum3">
        <text:list-header>
          <text:p text:style-name="P18"/>
        </text:list-header>
      </text:list>
      <text:p text:style-name="P7"><text:soft-page-break/><text:span text:style-name="T3">Х</text:span><text:span text:style-name="T1">ід роботи:</text:span></text:p>
      <text:p text:style-name="P8">Вправа 1 Бізнес вимоги</text:p>
      <text:p text:style-name="P19">1. LibBook — успішна цифрова бібліотека, що надає послугу прокату CD-дисків та доступ досховищу статей та журналів через Інтернет. У зв'язку з розширенням бізнесу бібліотеці LibBook знадобилося покращити наявну інформаційну систему і забезпечити підтримку організаційних змін. LibBook користується популярністю, та число клієнтів швидко зростає. Однак клієнтська база нестабільна, і це викликає утруднення. <text:s/>Основна ідея – ввести концепцію передплати в системі LibBook. Передплатники платять вступний внесок. На початковому етапі планується ввести три типи передплати (корпоративну,</text:p>
      <text:p text:style-name="P19">навчальну і індивідуальну), але в майбутньому можуть з'явитися і інші типи. Передплата для учнів безкоштовна. Представники організацій і викладачі освітніх установ платять за підписку, але отримують певні привілеї. Змінити тип передплати можна, можливо тільки при наявності достатніх основ.</text:p>
      <text:p text:style-name="P6"/>
      <text:p text:style-name="P19">1)Правило: Учасники повинні платити вступний внесок.</text:p>
      <text:p text:style-name="P19">Обмеження: Учасники повинні ставитись до одного з трьох типів передплати (корпоративної, навчальної та індивідуальної).</text:p>
      <text:p text:style-name="P6"/>
      <text:p text:style-name="P19">2)Правило: Передплата для учнів безкоштовна.</text:p>
      <text:p text:style-name="P19">Обмеження: Учні мусять надати підтвердження того, що вони учні; вони можуть обрати лише індивідуальний тип передплати.</text:p>
      <text:p text:style-name="P6"/>
      <text:p text:style-name="P19">3)Правило: Учасники можуть змінити тип передплати.</text:p>
      <text:p text:style-name="P19">Обмеження: Учасники мусять надати необхідні основи для виконання зміни передплати.</text:p>
      <text:p text:style-name="P6"/>
      <text:p text:style-name="P19">4)Правило: Представники організацій можуть скористатися корпоративним типом передплати.</text:p>
      <text:p text:style-name="P6"><text:soft-page-break/><text:span text:style-name="T3">Обмеження: Такі учасники мусять надати відповідні документи для підтвердження.</text:span></text:p>
      <text:p text:style-name="P6"/>
      <text:p text:style-name="P19">5)Правило: Викладачі можуть скористатися навчальним типом передплати.</text:p>
      <text:p text:style-name="P19">Обмеження: Такі учасники мусять надати відповідні документи для підтвердження.</text:p>
      <text:p text:style-name="P6"/>
      <text:p text:style-name="P19">6)Правило: Учасники корпоративної та навчальної передплат мають привілеї над учасниками індивідуальної передплати.</text:p>
      <text:p text:style-name="P19">Обмеження: Учасники корпоративної та навчальної передплат мусять платити за підписку.</text:p>
      <text:p text:style-name="P6"/>
      <text:p text:style-name="P19">2. Лікарня Star Care - багатопрофільний медичний заклад, який обслуговує різні категорії пацієнтів. кожному лікаря, зареєстрованому в цією лікарні, присвоюється унікальний ідентифікатор, починається з DC. Згідно вимогам лікарні, Усе працюючі в ній лікарі повинні мати досвід не менше семи років. Кожен пацієнт зобов'язаний пройти реєстрацію при першим відвідуванні лікарні. Коли пацієнт надходить в лікарню, йому присвоюється унікальний номер, починається з PT.</text:p>
      <text:p text:style-name="P6"/>
      <text:p text:style-name="P19">1)Правило: Всі лікарі, що працюють в Star Care, мають свій унікальний ідентифікатор, що починається з DC.</text:p>
      <text:p text:style-name="P19">Обмеження: У лікарні лікарям із стажем менше семи років працювати заборонено.</text:p>
      <text:p text:style-name="P6"/>
      <text:p text:style-name="P19">2)Правило: Кожен пацієнт Star Care при реєстрації отримує свій унікальний номер, що починається з PT.</text:p>
      <text:p text:style-name="P19">Обмеження: Пацієнт зобов'язаний пройти реєстрацію при першому відвідуванні лікарні. </text:p>
      <text:p text:style-name="P6"/>
      <text:p text:style-name="P6"><text:soft-page-break/><text:span text:style-name="T2">Oracle Baseball League Store Database</text:span><text:span text:style-name="T3"> </text:span></text:p>
      <text:p text:style-name="P19">У вас невелика консалтингова компанія, що спеціалізується на розробці баз даних. Ви отримали контракт на</text:p>
      <text:p text:style-name="P19">розробку моделі даних для системи управління базою даних невеликого роздрібного магазину під назвою Oracle</text:p>
      <text:p text:style-name="P19">Baseball League (OBL).</text:p>
      <text:p text:style-name="P19">Магазин Oracle Baseball League обслуговує усе місцеве населення і продає екіпірування для бейсболу. У</text:p>
      <text:p text:style-name="P19">магазину OBL два типу покупців. Одна категорія - це індивідуальні покупці, купують такі товари, як м'ячі, бутси,</text:p>
      <text:p text:style-name="P19">рукавички, футболки, футболки з принтом та шорти. Інша категорія - представники спортивних команд, купують</text:p>
      <text:p text:style-name="P19">форму та екіпірування для команди.</text:p>
      <text:p text:style-name="P19">Команди та індивідуальні покупці можуть придбати будь-який товар, наявний на складі, але команди отримують</text:p>
      <text:p text:style-name="P19">знижку від ціни по прейскуранту в залежно від числа гравців. Коли покупець розміщує замовлення, вбазі даних</text:p>
      <text:p text:style-name="P19">реєструються позиції цього замовлення.</text:p>
      <text:p text:style-name="P19">У штаті OBL працюють три продавці-консультанти, які офіційно обслуговують тільки команди, але іноді працюють і</text:p>
      <text:p text:style-name="P19">з претензіями індивідуальних клієнтів.</text:p>
      <text:p text:style-name="P6"/>
      <text:p text:style-name="P6"><text:span text:style-name="T3">Бізнес-правил</text:span><text:span text:style-name="T4">а</text:span><text:span text:style-name="T3">:</text:span></text:p>
      <text:p text:style-name="P6"><text:span text:style-name="T5">1) </text:span><text:span text:style-name="T3">Магазин OBL обслуговує два типи покупців: індивідуальних клієнтів та представників спортивних команд.</text:span></text:p>
      <text:p text:style-name="P6"><text:span text:style-name="T5">2) </text:span><text:span text:style-name="T3">Представники спортивних команд отримують знижку від ціни по прейскуранту в залежності від кількості гравців у команді.</text:span></text:p>
      <text:p text:style-name="P6"><text:span text:style-name="T5">3) </text:span><text:span text:style-name="T3">У штаті OBL працюють три продавці-консультанти, які офіційно обслуговують тільки команди, але іноді працюють і з претензіями індивідуальних клієнтів.</text:span></text:p>
      <text:p text:style-name="P6"><text:soft-page-break/></text:p>
      <text:p text:style-name="P19">Припущення:</text:p>
      <text:p text:style-name="P6"><text:span text:style-name="T5">1) </text:span><text:span text:style-name="T3">Кількість товарів на складі обмежена і може варіюватися з часом.</text:span></text:p>
      <text:p text:style-name="P6"><text:span text:style-name="T5">2) </text:span><text:span text:style-name="T3">Покупці можуть здійснювати замовлення як в магазині, так і онлайн.</text:span></text:p>
      <text:p text:style-name="P6"><text:span text:style-name="T5">3) </text:span><text:span text:style-name="T3">Покупці можуть здійснювати замовлення як на існуючі товари на складі, так і на товари, які можуть бути замовлені у постачальників.</text:span></text:p>
      <text:p text:style-name="P6"><text:span text:style-name="T5">4) </text:span><text:span text:style-name="T3">Продавці-консультанти можуть обслуговувати індивідуальних клієнтів у випадках, коли немає запланованих обслуговувань команд.</text:span></text:p>
      <text:p text:style-name="P6"/>
      <text:p text:style-name="P19">Проблеми:</text:p>
      <text:p text:style-name="P6"><text:span text:style-name="T5">1) </text:span><text:span text:style-name="T3">Є потреба у точній системі обліку та керування товарно-матеріальними цінностями, щоб уникнути втрат та недостачі товарів.</text:span></text:p>
      <text:p text:style-name="P6"><text:span text:style-name="T5">2) </text:span><text:span text:style-name="T3">Необхідно відстежувати індивідуальні та командні замовлення окремо, щоб забезпечити відповідне керування запасами та знижки.</text:span></text:p>
      <text:p text:style-name="P6"><text:span text:style-name="T5">3) </text:span><text:span text:style-name="T3">Потрібно розробити зручну систему керування замовленнями для забезпечення швидкої та ефективної обробки замовлень як в магазині, так і онлайн.</text:span></text:p>
      <text:p text:style-name="P6"><text:span text:style-name="T3"/></text:p>
      <text:p text:style-name="P21"><text:span text:style-name="T3">В</text:span><text:span text:style-name="T1">исновок: Під час виконання лабораторної роботи я навчився створювати бізнес-правила, обмеження, припущення та проблеми, а також застосував ці знання на практиці і опрацював низку сценаріїв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mage_20_Caption" style:display-name="Image Caption" style:family="paragraph" style:parent-style-name="caption">
      <style:paragraph-properties fo:margin-top="0in" fo:margin-bottom="0in" style:contextual-spacing="false" fo:line-height="150%" fo:text-align="center" style:justify-single-word="false" fo:keep-together="always"/>
      <style:text-properties style:use-window-font-color="true" loext:opacity="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Frame_20_contents" style:display-name="Frame contents" style:family="paragraph" style:parent-style-name="Standard" style:class="extra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5972in" fo:text-indent="-0.4in" fo:margin-left="0.5972in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7T01:48:35.682000000</meta:creation-date>
    <dc:date>2024-05-17T08:14:06.838000000</dc:date>
    <meta:editing-duration>PT10M18S</meta:editing-duration>
    <meta:editing-cycles>11</meta:editing-cycles>
    <meta:generator>LibreOffice/7.5.3.2$Windows_X86_64 LibreOffice_project/9f56dff12ba03b9acd7730a5a481eea045e468f3</meta:generator>
    <meta:document-statistic meta:table-count="0" meta:image-count="0" meta:object-count="0" meta:page-count="5" meta:paragraph-count="63" meta:word-count="727" meta:character-count="5599" meta:non-whitespace-character-count="4929"/>
  </office:meta>
</office:document-meta>
</file>